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c2d1a" officeooo:paragraph-rsid="001c2d1a"/>
    </style:style>
    <style:style style:name="P2" style:family="paragraph" style:parent-style-name="Standard">
      <style:text-properties officeooo:paragraph-rsid="001c2d1a"/>
    </style:style>
    <style:style style:name="P3" style:family="paragraph" style:parent-style-name="Standard">
      <style:text-properties officeooo:rsid="001e0f1e" officeooo:paragraph-rsid="001e0f1e"/>
    </style:style>
    <style:style style:name="T1" style:family="text">
      <style:text-properties officeooo:rsid="001c2d1a"/>
    </style:style>
    <style:style style:name="T2" style:family="text">
      <style:text-properties officeooo:rsid="001e0f1e"/>
    </style:style>
    <style:style style:name="T3" style:family="text">
      <style:text-properties officeooo:rsid="001e6078"/>
    </style:style>
    <style:style style:name="T4" style:family="text">
      <style:text-properties style:font-name="Liberation Serif1" officeooo:rsid="001e6078"/>
    </style:style>
    <style:style style:name="T5" style:family="text">
      <style:text-properties style:font-name="Liberation Serif" officeooo:rsid="001e6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we have to measure</text:p>
      <text:p text:style-name="P1"/>
      <text:p text:style-name="P1"/>
      <text:p text:style-name="P2"><text:span text:style-name="T1">-X (The distance between 0 and the point where the temp is measured), measured in CM with a resolution of 0.1 cm (Uncertainty 0.05cm)</text:span></text:p>
      <text:p text:style-name="P1">-T (The temperature of the hole, at point X), measured in degrees, deg C with a resolution 0.02 c (<text:span text:style-name="T2">Uncertainty</text:span> of 0.006c)</text:p>
      <text:p text:style-name="P1"/>
      <text:p text:style-name="P1"/>
      <text:p text:style-name="P1">Instruments</text:p>
      <text:p text:style-name="P1"/>
      <text:p text:style-name="P3">Measure the <text:span text:style-name="T3">area (</text:span><text:span text:style-name="T4">п</text:span><text:span text:style-name="T5">d^2)/4 </text:span></text:p>
      <text:p text:style-name="P1"/>
      <text:p text:style-name="P1">- Silver rod area = </text:p>
      <text:p text:style-name="P1"/>
      <text:p text:style-name="P1">-Copper rod area =</text:p>
      <text:p text:style-name="P1"/>
      <text:p text:style-name="P1"/>
      <text:p text:style-name="P1">Plan for test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0:32:43.965279068</meta:creation-date>
    <meta:generator>LibreOffice/4.2.4.2$Linux_X86_64 LibreOffice_project/420$Build-2</meta:generator>
    <meta:editing-duration>PT37M53S</meta:editing-duration>
    <meta:editing-cycles>3</meta:editing-cycles>
    <meta:initial-creator>Studente </meta:initial-creator>
    <dc:date>2018-03-28T01:26:38.649873722</dc:date>
    <dc:creator>Studente </dc:creator>
    <meta:document-statistic meta:table-count="0" meta:image-count="0" meta:object-count="0" meta:page-count="1" meta:paragraph-count="8" meta:word-count="68" meta:character-count="369" meta:non-whitespace-character-count="306"/>
  </office:meta>
</office:document-meta>
</file>